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2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42334545454" calcext:value-type="float">
            <text:p>32.694233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6215172414" calcext:value-type="float">
            <text:p>32.77262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4113103448" calcext:value-type="float">
            <text:p>32.77241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32136" calcext:value-type="float">
            <text:p>32.77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92336" calcext:value-type="float">
            <text:p>32.6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32169655172" calcext:value-type="float">
            <text:p>32.6232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8512" calcext:value-type="float">
            <text:p>32.61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62124137931" calcext:value-type="float">
            <text:p>32.626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60536" calcext:value-type="float">
            <text:p>32.63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65292857143" calcext:value-type="float">
            <text:p>32.646529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01065806452" calcext:value-type="float">
            <text:p>32.6601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58727741935" calcext:value-type="float">
            <text:p>32.75587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43312" calcext:value-type="float">
            <text:p>32.7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29403870968" calcext:value-type="float">
            <text:p>32.7929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89184" calcext:value-type="float">
            <text:p>32.79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4432516129" calcext:value-type="float">
            <text:p>32.834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13150967742" calcext:value-type="float">
            <text:p>32.8413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09528" calcext:value-type="float">
            <text:p>32.87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54300645161" calcext:value-type="float">
            <text:p>32.9254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11304" calcext:value-type="float">
            <text:p>32.97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53228387097" calcext:value-type="float">
            <text:p>33.0753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7857142857" calcext:value-type="float">
            <text:p>33.1197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60167741935" calcext:value-type="float">
            <text:p>33.146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2592516129" calcext:value-type="float">
            <text:p>33.352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4136" calcext:value-type="float">
            <text:p>33.3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48336774194" calcext:value-type="float">
            <text:p>33.3648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14" calcext:value-type="float">
            <text:p>33.3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14704516129" calcext:value-type="float">
            <text:p>33.371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4686451613" calcext:value-type="float">
            <text:p>33.418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252" calcext:value-type="float">
            <text:p>33.41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47323870968" calcext:value-type="float">
            <text:p>33.4147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86936" calcext:value-type="float">
            <text:p>33.43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50446451613" calcext:value-type="float">
            <text:p>33.4550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12854285714" calcext:value-type="float">
            <text:p>33.4712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180516129" calcext:value-type="float">
            <text:p>33.4851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91798709677" calcext:value-type="float">
            <text:p>33.5291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34864" calcext:value-type="float">
            <text:p>33.53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91104516129" calcext:value-type="float">
            <text:p>33.539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10632" calcext:value-type="float">
            <text:p>33.55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60624516129" calcext:value-type="float">
            <text:p>33.536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20312258064" calcext:value-type="float">
            <text:p>33.53203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8724" calcext:value-type="float">
            <text:p>33.4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58717419355" calcext:value-type="float">
            <text:p>33.4358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71264" calcext:value-type="float">
            <text:p>33.44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60278709677" calcext:value-type="float">
            <text:p>33.4560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22502857143" calcext:value-type="float">
            <text:p>33.4622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41886451613" calcext:value-type="float">
            <text:p>33.464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25865806452" calcext:value-type="float">
            <text:p>33.4525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3176516129" calcext:value-type="float">
            <text:p>33.4531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39336" calcext:value-type="float">
            <text:p>33.45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47091612903" calcext:value-type="float">
            <text:p>33.4747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29220645161" calcext:value-type="float">
            <text:p>33.4329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86328" calcext:value-type="float">
            <text:p>33.3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33618064516" calcext:value-type="float">
            <text:p>33.313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94888" calcext:value-type="float">
            <text:p>33.3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62304516129" calcext:value-type="float">
            <text:p>33.356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2457931034" calcext:value-type="float">
            <text:p>33.36624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2593548387" calcext:value-type="float">
            <text:p>33.366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9271111111" calcext:value-type="float">
            <text:p>33.33992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1892307692" calcext:value-type="float">
            <text:p>33.3421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13946666667" calcext:value-type="float">
            <text:p>33.3413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78163076923" calcext:value-type="float">
            <text:p>33.34781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90053333333" calcext:value-type="float">
            <text:p>33.3590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4453333333" calcext:value-type="float">
            <text:p>33.3234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213846154" calcext:value-type="float">
            <text:p>33.17742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0933333333" calcext:value-type="float">
            <text:p>33.1740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5674" calcext:value-type="float">
            <text:p>33.205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6446" calcext:value-type="float">
            <text:p>33.286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541" calcext:value-type="float">
            <text:p>33.284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248099164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0731" calcext:value-type="float">
            <text:p>33.280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18" meta:object-count="0"/>
    <meta:user-defined meta:name="AppVersion">3.0</meta:user-defined>
  </office:meta>
</office:document-meta>
</file>